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Methods.terms( String fie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uceneMethods.invertDocument( Document do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uceneMethods.count(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Methods.messag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Methods.printHit(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uceneMethods.LuceneMethods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Methods.getSortedMapEntries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uceneMethods.initSearch( String query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Methods.explainQuery( String query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uceneMethods.search( String queryString , boolean explain , boolean showTokens , ConsoleReader c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uceneMethods.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Methods.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Methods.getFieldInfo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uceneMethods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